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9fa" officeooo:paragraph-rsid="000619fa"/>
    </style:style>
    <style:style style:name="P2" style:family="paragraph" style:parent-style-name="Standard">
      <style:text-properties officeooo:rsid="000619fa" officeooo:paragraph-rsid="000619fa"/>
    </style:style>
    <style:style style:name="P3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0d0a0b" style:font-name="Open Sans" fo:font-size="10.5pt" fo:letter-spacing="normal" fo:font-style="normal" fo:font-weight="normal"/>
    </style:style>
    <style:style style:name="P4" style:family="paragraph" style:parent-style-name="Preformatted_20_Text">
      <style:text-properties fo:font-variant="normal" fo:text-transform="none" fo:color="#0d0a0b" style:font-name="monospace" fo:font-size="10.5pt" fo:letter-spacing="normal" fo:font-style="normal" fo:font-weight="normal" officeooo:rsid="000619fa" officeooo:paragraph-rsid="000619fa"/>
    </style:style>
    <style:style style:name="P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.049cm" fo:border="0.06pt solid #ced4da"/>
      <style:text-properties fo:font-variant="normal" fo:text-transform="none" fo:color="#0d0a0b" style:font-name="monospace" fo:font-size="10.5pt" fo:letter-spacing="normal" fo:font-style="normal" fo:font-weight="normal"/>
    </style:style>
    <style:style style:name="P6" style:family="paragraph" style:parent-style-name="Heading_20_2">
      <style:text-properties fo:font-variant="normal" fo:text-transform="none" fo:color="#336791" style:text-line-through-style="none" style:text-line-through-type="none" style:font-name="Open Sans" fo:font-size="10.5pt" fo:letter-spacing="normal" fo:font-style="normal" style:text-underline-style="none" fo:font-weight="bold" officeooo:rsid="000619fa" officeooo:paragraph-rsid="000619fa" style:text-blinking="false" fo:background-color="transparent"/>
    </style:style>
    <style:style style:name="P7" style:family="paragraph" style:parent-style-name="Heading_20_2">
      <style:paragraph-properties fo:margin-left="0cm" fo:margin-right="0cm" fo:margin-top="0.353cm" fo:margin-bottom="0cm" loext:contextual-spacing="false" fo:line-height="120%" fo:text-align="start" style:justify-single-word="false" fo:orphans="2" fo:widows="2" fo:text-indent="0cm" style:auto-text-indent="false"/>
      <style:text-properties fo:font-variant="normal" fo:text-transform="none" fo:color="#336791" style:font-name="Open Sans" fo:font-size="10.5pt" fo:letter-spacing="normal" fo:font-style="normal" fo:font-weight="bold"/>
    </style:style>
    <style:style style:name="T1" style:family="text">
      <style:text-properties fo:font-variant="normal" fo:text-transform="none" fo:color="#0d0a0b" style:font-name="monospace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root@IC0982-L3:~/.ssh# ssh-add ~/.ssh/amrutha.reddy.private </text:p>
      <text:p text:style-name="P1">Could not open a connection to your authentication agent.</text:p>
      <text:p text:style-name="P1">root@IC0982-L3:~/.ssh# </text:p>
      <text:p text:style-name="P1">root@IC0982-L3:~/.ssh# </text:p>
      <text:p text:style-name="P1">root@IC0982-L3:~/.ssh# </text:p>
      <text:p text:style-name="P1">root@IC0982-L3:~/.ssh# ssh -agent</text:p>
      <text:p text:style-name="P1">Bad escape character 'nt'.</text:p>
      <text:p text:style-name="P1">root@IC0982-L3:~/.ssh# eval `ssh-agent`</text:p>
      <text:p text:style-name="P1">Agent pid 7602</text:p>
      <text:p text:style-name="P1">root@IC0982-L3:~/.ssh# ssh-agent</text:p>
      <text:p text:style-name="P1">SSH_AUTH_SOCK=/tmp/ssh-3XxzXo0asm6k/agent.7614; export SSH_AUTH_SOCK;</text:p>
      <text:p text:style-name="P1">SSH_AGENT_PID=7615; export SSH_AGENT_PID;</text:p>
      <text:p text:style-name="P1">echo Agent pid 7615;</text:p>
      <text:p text:style-name="P1">root@IC0982-L3:~/.ssh# ssh-add -l</text:p>
      <text:p text:style-name="P1">The agent has no identities.</text:p>
      <text:p text:style-name="P1">root@IC0982-L3:~/.ssh# ssh-add</text:p>
      <text:p text:style-name="P1">Identity added: /root/.ssh/id_rsa (/root/.ssh/id_rsa)</text:p>
      <text:p text:style-name="P1">root@IC0982-L3:~/.ssh# ssh-add -l</text:p>
      <text:p text:style-name="P1">2048 SHA256:AWWoWzbt31f9gr+3gd3TyBW3Y1kdhfrSQHRpya1Oj2c /root/.ssh/id_rsa (RSA)</text:p>
      <text:p text:style-name="P1">root@IC0982-L3:~/.ssh# </text:p>
      <text:p text:style-name="P1"/>
      <text:p text:style-name="P4">ALTER TABLE products ADD COLUMN description text;</text:p>
      <text:p text:style-name="P4">ALTER TABLE products DROP COLUMN description;</text:p>
      <text:p text:style-name="P4">ALTER TABLE products DROP COLUMN description CASCADE;</text:p>
      <text:h text:style-name="P6" text:outline-level="2"><text:bookmark text:name="DDL-ALTER-ADDING-A-CONSTRAINT"/>5.5.3. Adding a Constraint</text:h>
      <text:p text:style-name="P3">To add a constraint, the table constraint syntax is used. For example:</text:p>
      <text:p text:style-name="P5">ALTER TABLE products ADD CHECK (name &lt;&gt; '');</text:p>
      <text:p text:style-name="P5">ALTER TABLE products ADD CONSTRAINT some_name UNIQUE (product_no);</text:p>
      <text:p text:style-name="P5">ALTER TABLE products ADD FOREIGN KEY (product_group_id) REFERENCES product_groups;</text:p>
      <text:p text:style-name="P3">To add a not-null constraint, which cannot be written as a table constraint, use this syntax:</text:p>
      <text:p text:style-name="P5">ALTER TABLE products ALTER COLUMN product_no SET NOT NULL;</text:p>
      <text:p text:style-name="P3">The constraint will be checked immediately, so the table data must satisfy the constraint before it can be added.</text:p>
      <text:h text:style-name="P7" text:outline-level="2"/>
      <text:p text:style-name="P4">ALTER TABLE products DROP CONSTRAINT some_name;</text:p>
      <text:p text:style-name="Text_20_body"><text:line-break/><text:span text:style-name="T1">ALTER TABLE products ALTER COLUMN product_no DROP NOT NULL;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6:09:27.147984408</meta:creation-date>
    <dc:date>2019-01-02T17:34:35.468457227</dc:date>
    <meta:editing-duration>PT4H18M5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3" meta:word-count="182" meta:character-count="1545" meta:non-whitespace-character-count="1390"/>
  </office:meta>
</office:document-meta>
</file>